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
      <style:text-properties fo:background-color="#81d41a"/>
    </style:style>
    <style:style style:name="P2" style:family="paragraph" style:parent-style-name="Heading_20_1">
      <style:text-properties fo:font-weight="bold" style:font-weight-asian="bold" style:font-weight-complex="bold"/>
    </style:style>
    <style:style style:name="P3" style:family="paragraph" style:parent-style-name="Heading_20_1">
      <style:text-properties officeooo:rsid="000fc4ac" officeooo:paragraph-rsid="000fc4ac"/>
    </style:style>
    <style:style style:name="P4" style:family="paragraph" style:parent-style-name="Heading_20_1">
      <style:text-properties fo:background-color="#81d41a"/>
    </style:style>
    <style:style style:name="P5" style:family="paragraph" style:parent-style-name="Standard" style:list-style-name="L1">
      <style:text-properties officeooo:rsid="0000f86a" officeooo:paragraph-rsid="0000f86a"/>
    </style:style>
    <style:style style:name="P6" style:family="paragraph" style:parent-style-name="Standard" style:list-style-name="L1">
      <style:text-properties officeooo:rsid="0002b80a" officeooo:paragraph-rsid="0002b80a"/>
    </style:style>
    <style:style style:name="P7" style:family="paragraph" style:parent-style-name="Standard" style:list-style-name="L1">
      <style:text-properties officeooo:rsid="0004a45b" officeooo:paragraph-rsid="0004a45b"/>
    </style:style>
    <style:style style:name="P8" style:family="paragraph" style:parent-style-name="Standard" style:list-style-name="L1">
      <style:text-properties officeooo:rsid="000665ce" officeooo:paragraph-rsid="000665ce"/>
    </style:style>
    <style:style style:name="P9" style:family="paragraph" style:parent-style-name="Standard" style:list-style-name="L1">
      <style:text-properties officeooo:rsid="000935b5" officeooo:paragraph-rsid="000935b5"/>
    </style:style>
    <style:style style:name="P10" style:family="paragraph" style:parent-style-name="Standard" style:list-style-name="L1">
      <style:text-properties officeooo:rsid="000ad647" officeooo:paragraph-rsid="000ad647"/>
    </style:style>
    <style:style style:name="P11" style:family="paragraph" style:parent-style-name="Standard" style:list-style-name="L1">
      <style:paragraph-properties fo:text-align="start" style:justify-single-word="false"/>
      <style:text-properties officeooo:rsid="000ad647" officeooo:paragraph-rsid="000ad647"/>
    </style:style>
    <style:style style:name="P12" style:family="paragraph" style:parent-style-name="Standard" style:list-style-name="L1">
      <style:text-properties officeooo:rsid="000bb755" officeooo:paragraph-rsid="000bb755"/>
    </style:style>
    <style:style style:name="P13" style:family="paragraph" style:parent-style-name="Standard" style:list-style-name="L1">
      <style:text-properties fo:font-weight="bold" officeooo:rsid="000bb755" officeooo:paragraph-rsid="000bb755" style:font-weight-asian="bold" style:font-weight-complex="bold"/>
    </style:style>
    <style:style style:name="T1" style:family="text">
      <style:text-properties officeooo:rsid="0004a45b"/>
    </style:style>
    <style:style style:name="T2" style:family="text">
      <style:text-properties fo:font-style="italic" style:font-style-asian="italic" style:font-style-complex="italic"/>
    </style:style>
    <style:style style:name="T3" style:family="text">
      <style:text-properties officeooo:rsid="000bb755"/>
    </style:style>
    <style:style style:name="T4" style:family="text">
      <style:text-properties officeooo:rsid="000e0c5d"/>
    </style:style>
    <style:style style:name="T5" style:family="text">
      <style:text-properties officeooo:rsid="000fc4ac"/>
    </style:style>
    <style:style style:name="T6" style:family="text">
      <style:text-properties officeooo:rsid="000fe4f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textual info</text:p>
      <text:h text:style-name="P2" text:outline-level="1"><text:span text:style-name="T4">W</text:span>hat is a <text:span text:style-name="T4">G</text:span>ame?</text:h>
      <text:p text:style-name="Heading">Huge topic, they will discuss different ideas on their own</text:p>
      <text:p text:style-name="Heading"><text:span text:style-name="T6">T</text:span>he most important thing is that it is INTERACTIVE. The only form of art that is!</text:p>
      <text:p text:style-name="Heading">YOU must actively participate, for the game to give you an experience</text:p>
      <text:h text:style-name="Heading_20_1" text:outline-level="1">What is <text:span text:style-name="T5">G</text:span>amedev all <text:span text:style-name="T5">A</text:span>bout?</text:h>
      <text:p text:style-name="Heading"><text:span text:style-name="T6">S</text:span>ome of us REALLY like games</text:p>
      <text:p text:style-name="Heading"><text:span text:style-name="T6">G</text:span>ames have been around for as long as humans have, but digital games are only about 50 years old</text:p>
      <text:p text:style-name="Heading"><text:span text:style-name="T6">A</text:span> new form of art is being born! What will you make?</text:p>
      <text:p text:style-name="Heading">We learn about how to encode meaning in writing and images in english class and art class. Why not encode meaning in interactions?</text:p>
      <text:p text:style-name="Heading">All games teach</text:p>
      <text:p text:style-name="Heading"><text:span text:style-name="T6">W</text:span>hy do you want to make a game?</text:p>
      <text:h text:style-name="Heading_20_1" text:outline-level="1">Indie development, <text:span text:style-name="T5">AAA,</text:span> and the <text:span text:style-name="T5">I</text:span>ndustry</text:h>
      <text:p text:style-name="Heading"><text:span text:style-name="T6">G</text:span>ames can have many different sizes. Some are long and some are short. Some are highly detailed and others are more representational</text:p>
      <text:p text:style-name="Heading">none of these things are inherently good or bad. Some games are better as long experiences, some are better as short ones. Some benefit from being realistic, some benefit from being more stylized or abstract</text:p>
      <text:p text:style-name="Heading"><text:span text:style-name="T6">G</text:span>enerally, big companies make BIG games. Lots of people work together on a massive project with a lot of realism and polish</text:p>
      <text:p text:style-name="Heading"><text:soft-page-break/><text:span text:style-name="T6">S</text:span>maller groups might also do this, but they will have to be more creative with how they use their resources. Why not instead make something weird, thought – provoking and small? OR – arcadey and frenetic?</text:p>
      <text:p text:style-name="Heading">You can make a game with as little as one person or as many as 1000</text:p>
      <text:h text:style-name="Heading_20_1" text:outline-level="1"><text:span text:style-name="T5">W</text:span>hat is <text:span text:style-name="T5">C</text:span>leveland <text:span text:style-name="T5">G</text:span>ame <text:span text:style-name="T5">D</text:span>evs?</text:h>
      <text:p text:style-name="Heading"><text:span text:style-name="T6">W</text:span>e are from Cleveland game <text:span text:style-name="T6">D</text:span>evs! A little community of your local game developers</text:p>
      <text:p text:style-name="Heading"><text:span text:style-name="T6">S</text:span>ome of us work on games for a living, some of us are hobbyists</text:p>
      <text:p text:style-name="Heading"><text:span text:style-name="T6">W</text:span>e all love to share our games and our knowledge! Come out anytime and meet us, or ask us questions about how to make games!</text:p>
      <text:p text:style-name="Heading">Come on out, learn, make friends, and meet your community!</text:p>
      <text:h text:style-name="P4" text:outline-level="1"><text:span text:style-name="T5">W</text:span>ho am I</text:h>
      <text:p text:style-name="P1">this isn’t going in the doc but on a notecard</text:p>
      <text:p text:style-name="P1">I’ve been working on games for about 8 years</text:p>
      <text:p text:style-name="P1">mostly I get paid to do educational ones or ones that teach people job skills</text:p>
      <text:p text:style-name="P1">I think of educational games as being related to regular games the same way sculpture is related to architecture</text:p>
      <text:p text:style-name="P1">but I also make non-educational games, like fighting games and adventure games!</text:p>
      <text:p text:style-name="P1">I mostly know the unity game engine but today we will use the GODOT game engine</text:p>
      <text:h text:style-name="P3" text:outline-level="1">What is a Game Engine?</text:h>
      <text:p text:style-name="Heading"><text:span text:style-name="T6">T</text:span>his is a piece of software that makes it easier to make a game</text:p>
      <text:p text:style-name="Heading"><text:soft-page-break/>people in the 80s had to do the entire thing from scratch! (tell the chris sawyer story)</text:p>
      <text:p text:style-name="Heading"><text:span text:style-name="T6">L</text:span>ater on, people modded existing games and started their careers that way (quake)</text:p>
      <text:p text:style-name="Heading"><text:span text:style-name="T6">B</text:span>ut over time people realized that even though games are all very different, many of them involve some of the same computing tasks. Like</text:p>
      <text:list text:style-name="L1">
        <text:list-item>
          <text:list>
            <text:list-item>
              <text:list>
                <text:list-item>
                  <text:list>
                    <text:list-item>
                      <text:p text:style-name="P9">drawing 3d graphics on the screen</text:p>
                    </text:list-item>
                    <text:list-item>
                      <text:p text:style-name="P9">making time go by (update cycles)</text:p>
                    </text:list-item>
                    <text:list-item>
                      <text:p text:style-name="P9">having objects detect when they hit each other</text:p>
                    </text:list-item>
                    <text:list-item>
                      <text:p text:style-name="P9">loading all sorts of media like drawings, textures, sculptures, 3d sounds, and other things</text:p>
                    </text:list-item>
                    <text:list-item>
                      <text:p text:style-name="P9">networking together to play online</text:p>
                    </text:list-item>
                    <text:list-item>
                      <text:p text:style-name="P9">having buttons and an interface for a menu</text:p>
                    </text:list-item>
                  </text:list>
                </text:list-item>
              </text:list>
            </text:list-item>
          </text:list>
        </text:list-item>
      </text:list>
      <text:p text:style-name="Heading"><text:span text:style-name="T6">Y</text:span>ou will still have to program MOST of your game, but now at least these tasks are a lot easier thanks to game engines.</text:p>
      <text:p text:style-name="Heading">What game engines are out there?</text:p>
      <text:list xml:id="list205550651666726" text:continue-numbering="true" text:style-name="L1">
        <text:list-item>
          <text:list>
            <text:list-item>
              <text:list>
                <text:list-item>
                  <text:list>
                    <text:list-item>
                      <text:p text:style-name="P9">Most people who do this for a living use either Unity or Unreal Engine</text:p>
                    </text:list-item>
                    <text:list-item>
                      <text:p text:style-name="P9">there are many different options however</text:p>
                    </text:list-item>
                    <text:list-item>
                      <text:p text:style-name="P9">increasingly, more people are using FOSS game engines, like godot, the one we are going to use. <text:span text:style-name="T5">Godot </text:span>is getting a lot more popular because it is so useful, but also because it is FOSS</text:p>
                    </text:list-item>
                  </text:list>
                </text:list-item>
              </text:list>
            </text:list-item>
          </text:list>
        </text:list-item>
      </text:list>
      <text:h text:style-name="Heading_20_1" text:outline-level="1"><text:span text:style-name="T6">W</text:span>hat is FOSS</text:h>
      <text:p text:style-name="Heading"><text:span text:style-name="T6">I</text:span>t stands for Free and Open Source. It’s a legal distinction, and a philosophy</text:p>
      <text:p text:style-name="Heading"><text:span text:style-name="T6">I</text:span>t is not clear what big tech is doing to our society! What do you think?</text:p>
      <text:p text:style-name="Heading">Because programs are made up of pure information, it is much easier to infinitely duplicate them compared to other types of goods</text:p>
      <text:p text:style-name="Heading">So, some people volunteer their effort to make free software for the world to use with no licensing restrictions. Others get paid to do so! Because it benefits everyone when information is free – like the library</text:p>
      <text:p text:style-name="Heading"><text:span text:style-name="T6">T</text:span>he same beliefs that go into supporting your local library, are the beliefs of open source</text:p>
      <text:p text:style-name="Heading"><text:span text:style-name="T6">It</text:span> is not always possible to use open source, but more and more people are creating more and more open source software! You might even be familiar with some of it!</text:p>
      <text:list xml:id="list205550802874917" text:continue-numbering="true" text:style-name="L1">
        <text:list-item>
          <text:p text:style-name="P11">OBS studio</text:p>
        </text:list-item>
        <text:list-item>
          <text:p text:style-name="P11">Blender</text:p>
        </text:list-item>
        <text:list-item>
          <text:p text:style-name="P11">Linux</text:p>
        </text:list-item>
        <text:list-item>
          <text:p text:style-name="P11">Apache server</text:p>
        </text:list-item>
        <text:list-item>
          <text:p text:style-name="P11">and…. Godot!</text:p>
        </text:list-item>
      </text:list>
      <text:h text:style-name="Heading_20_1" text:outline-level="1"><text:soft-page-break/><text:span text:style-name="T6">W</text:span>hat is <text:span text:style-name="T6">G</text:span>odot</text:h>
      <text:list xml:id="list205549555185105" text:continue-numbering="true" text:style-name="L1">
        <text:list-item>
          <text:list>
            <text:list-item>
              <text:list>
                <text:list-item>
                  <text:p text:style-name="P10">a free and open source game engine, getting more and more popular <text:span text:style-name="T2">recently</text:span></text:p>
                </text:list-item>
                <text:list-item>
                  <text:p text:style-name="P10">you don’t need to pay anyone to use it, and all licensing rights to what you make are completely your own!</text:p>
                </text:list-item>
                <text:list-item>
                  <text:p text:style-name="P10">You don’t have to share any personal data to use it either</text:p>
                </text:list-item>
                <text:list-item>
                  <text:p text:style-name="P10">made in france, but with help from people all over the world. If you get good enough one day, you can help with building godot too</text:p>
                </text:list-item>
                <text:list-item>
                  <text:p text:style-name="P10">as a game engine it is different from the others in a few ways</text:p>
                  <text:list>
                    <text:list-item>
                      <text:p text:style-name="P10">everything is nodes. Not all game engines are like this. Compositional!</text:p>
                    </text:list-item>
                    <text:list-item>
                      <text:p text:style-name="P10">most of the objects communicate using a programming pattern called ‘signals.’ you will learn more about this soon</text:p>
                    </text:list-item>
                    <text:list-item>
                      <text:p text:style-name="P10">you can use it either to make 2d or 3d games! You can even make non-game software with it also</text:p>
                    </text:list-item>
                    <text:list-item>
                      <text:p text:style-name="P10">godot is compatible with MANY programming languages. Most game engines only use one or two. But since everyone volunteers to make godot what it is, a lot of people have stepped up to make it compatible with whatever language they like best</text:p>
                    </text:list-item>
                  </text:list>
                </text:list-item>
              </text:list>
            </text:list-item>
          </text:list>
        </text:list-item>
      </text:list>
      <text:h text:style-name="Heading_20_1" text:outline-level="1">what will you learn in these 2 days?</text:h>
      <text:list xml:id="list205550201430808" text:continue-numbering="true" text:style-name="L1">
        <text:list-item>
          <text:list>
            <text:list-item>
              <text:list>
                <text:list-item>
                  <text:p text:style-name="P10">How to make a basic game! You will make a short, simple 2d platformer level similar to mario</text:p>
                </text:list-item>
                <text:list-item>
                  <text:p text:style-name="P12">you will learn the basics of programming and software engineering, but visually. We will use a visual scripting system called orchestrator so that you don’t have to type any code!</text:p>
                </text:list-item>
                <text:list-item>
                  <text:p text:style-name="P12">You will learn some tips about how to think through designing a game of your own</text:p>
                </text:list-item>
                <text:list-item>
                  <text:p text:style-name="P12">you will learn some of the technical aspects of what goes into making a game</text:p>
                </text:list-item>
              </text:list>
            </text:list-item>
          </text:list>
        </text:list-item>
      </text:list>
      <text:p text:style-name="Title">The instruction itself</text:p>
      <text:h text:style-name="Heading_20_1" text:outline-level="1">getting a plugin into godot</text:h>
      <text:list xml:id="list205551048917865" text:continue-numbering="true" text:style-name="L1">
        <text:list-item>
          <text:list>
            <text:list-item>
              <text:list>
                <text:list-item>
                  <text:p text:style-name="P12">first everyone open godot, but to use orchestrator we have to install it to your project as a plugin</text:p>
                </text:list-item>
                <text:list-item>
                  <text:p text:style-name="P12">how to get a plugin from the Asset Library</text:p>
                </text:list-item>
                <text:list-item>
                  <text:p text:style-name="P13">godoos and godon’ts! Don’t forget to make a folder for it</text:p>
                </text:list-item>
              </text:list>
            </text:list-item>
          </text:list>
        </text:list-item>
      </text:list>
      <text:h text:style-name="Heading_20_1" text:outline-level="1">making a new project in godot</text:h>
      <text:list xml:id="list205549955867277" text:continue-numbering="true" text:style-name="L1">
        <text:list-item>
          <text:list>
            <text:list-item>
              <text:list>
                <text:list-item>
                  <text:p text:style-name="P12">different versions of the editor exist, we will use the most recent</text:p>
                </text:list-item>
                <text:list-item>
                  <text:p text:style-name="P12">projects in godot are like word documents or photoshop files. They are big file structures that godot can export into a finished game</text:p>
                </text:list-item>
              </text:list>
            </text:list-item>
          </text:list>
        </text:list-item>
      </text:list>
      <text:h text:style-name="Heading_20_1" text:outline-level="1"><text:soft-page-break/>what <text:span text:style-name="T3">all is</text:span> in the godot editor? <text:span text:style-name="T3">What are all of these panels?</text:span></text:h>
      <text:list xml:id="list205549603795968" text:continue-numbering="true" text:style-name="L1">
        <text:list-item>
          <text:list>
            <text:list-item>
              <text:list>
                <text:list-item>
                  <text:p text:style-name="P12">Scene view- this is a 2d or 3d camera preview of your level or screen. Called a scene (.tscn)</text:p>
                </text:list-item>
                <text:list-item>
                  <text:p text:style-name="P12">scene tree – this is a outline of all the objects in your scene. If you can’t see it in the scene view, you can select it here.</text:p>
                  <text:list>
                    <text:list-item>
                      <text:p text:style-name="P13">Godoos and godon’ts! Remember, all objects in godot are made up of nodes! This means that all of an object’s children are treated as components of it, and each child node is like a part of the whole</text:p>
                    </text:list-item>
                  </text:list>
                </text:list-item>
                <text:list-item>
                  <text:p text:style-name="P12">inspector – this shows the properties of the node you’ve selected</text:p>
                </text:list-item>
                <text:list-item>
                  <text:p text:style-name="P12">project view – this shows the files in your project folder. All the art, code files, scenes, and other things can be found in here. Try to keep it organized so you don’t forget what you have!</text:p>
                </text:list-item>
                <text:list-item>
                  <text:p text:style-name="P12">Node view – this view shows the SIGNALS your selected node can send. There are many different kinds of nodes in godot, and you can even make your own. Much of their functionality, and how they communicate with the other objects in your game, is done via these signals. You can also see what groups your node is in – you can tag them like photos so that you know what they are for</text:p>
                </text:list-item>
                <text:list-item>
                  <text:p text:style-name="P12">output console – sometimes a different set of tools will appear here depending on what you are editing. Some special objects like animated sprites or tilemaps (more on that later) have special settings that appear here. But most of the time, it is a console that shows any errors or problems that your game might be having while running. </text:p>
                  <text:list>
                    <text:list-item>
                      <text:p text:style-name="P13">Godoos and godon’ts! Don’t be discouraged if your program has a lot of errors in it! Nobody gets it right the first time, not even professionals. Check the errors that appear while testing your game, and fix them one at a time.</text:p>
                    </text:list-item>
                  </text:list>
                </text:list-item>
              </text:list>
            </text:list-item>
          </text:list>
        </text:list-item>
      </text:list>
      <text:h text:style-name="Heading_20_1" text:outline-level="1">objects, nodes, and the scene tree</text:h>
      <text:h text:style-name="Heading_20_1" text:outline-level="1">coding workflows, debugging, features, and architecture</text:h>
      <text:h text:style-name="Heading_20_1" text:outline-level="1">setting goals and working towards them</text:h>
      <text:h text:style-name="Heading_20_1" text:outline-level="1">design vs engineering</text:h>
      <text:h text:style-name="Heading_20_1" text:outline-level="1">how to develop in godot orchestrator visual script</text:h>
      <text:h text:style-name="Heading_20_1" text:outline-level="1">what other options are there? (gdscript, c#, c++)</text:h>
      <text:list xml:id="list205550704115120" text:continue-numbering="true" text:style-name="L1">
        <text:list-item>
          <text:list>
            <text:list-item>
              <text:p text:style-name="P5"/>
            </text:list-item>
          </text:list>
        </text:list-item>
      </text:list>
      <text:h text:style-name="Heading_20_1" text:outline-level="1"><text:soft-page-break/>the structure of a game project</text:h>
      <text:h text:style-name="Heading_20_1" text:outline-level="1">we are making a 2d platformer level</text:h>
      <text:list text:continue-numbering="true" text:style-name="L1">
        <text:list-item>
          <text:list>
            <text:list-item>
              <text:list>
                <text:list-item>
                  <text:p text:style-name="P5">add objects to the scene</text:p>
                </text:list-item>
                <text:list-item>
                  <text:p text:style-name="P5">build a player up from nodes</text:p>
                  <text:list>
                    <text:list-item>
                      <text:p text:style-name="P5">assigning sprites and importing 2d artwork</text:p>
                    </text:list-item>
                  </text:list>
                </text:list-item>
                <text:list-item>
                  <text:p text:style-name="P5">attaching an orchestrator script to a node</text:p>
                </text:list-item>
                <text:list-item>
                  <text:p text:style-name="P5">subtrees and subscenes (prefabs)</text:p>
                </text:list-item>
                <text:list-item>
                  <text:p text:style-name="P5">scripting the player</text:p>
                  <text:list>
                    <text:list-item>
                      <text:p text:style-name="P5">abstract data types (bool, int, float) structs (Vectors etc) and objects passed by reference</text:p>
                    </text:list-item>
                    <text:list-item>
                      <text:p text:style-name="P6">scope?</text:p>
                    </text:list-item>
                    <text:list-item>
                      <text:p text:style-name="P5">directional input</text:p>
                    </text:list-item>
                    <text:list-item>
                      <text:p text:style-name="P5">gravity</text:p>
                    </text:list-item>
                    <text:list-item>
                      <text:p text:style-name="P5">jumping</text:p>
                      <text:list>
                        <text:list-item>
                          <text:p text:style-name="P5">when can you jump?</text:p>
                        </text:list-item>
                        <text:list-item>
                          <text:p text:style-name="P5">Framerates</text:p>
                        </text:list-item>
                        <text:list-item>
                          <text:p text:style-name="P5">physics process vs process</text:p>
                        </text:list-item>
                        <text:list-item>
                          <text:p text:style-name="P5">movement and collision – what types are there?</text:p>
                        </text:list-item>
                        <text:list-item>
                          <text:p text:style-name="P5">Adding velocity for jumping – each frame? Move towards?</text:p>
                        </text:list-item>
                        <text:list-item>
                          <text:p text:style-name="P5">Adding velocity for gravity</text:p>
                        </text:list-item>
                        <text:list-item>
                          <text:p text:style-name="P5">telling the script when you can jump</text:p>
                        </text:list-item>
                        <text:list-item>
                          <text:p text:style-name="P5">keeping your node graph clean</text:p>
                        </text:list-item>
                        <text:list-item>
                          <text:p text:style-name="P5">breaking out functions and storing important info in local variables</text:p>
                        </text:list-item>
                      </text:list>
                    </text:list-item>
                  </text:list>
                </text:list-item>
                <text:list-item>
                  <text:p text:style-name="P5">making the <text:span text:style-name="T1">environment</text:span></text:p>
                  <text:list>
                    <text:list-item>
                      <text:p text:style-name="P5">tilemaps vs staticbody</text:p>
                    </text:list-item>
                    <text:list-item>
                      <text:p text:style-name="P7">background</text:p>
                    </text:list-item>
                  </text:list>
                </text:list-item>
                <text:list-item>
                  <text:p text:style-name="P6">making a collectible</text:p>
                  <text:list>
                    <text:list-item>
                      <text:p text:style-name="P6">detecting a collision</text:p>
                    </text:list-item>
                    <text:list-item>
                      <text:p text:style-name="P6">animated sprites</text:p>
                    </text:list-item>
                    <text:list-item>
                      <text:p text:style-name="P7">Sending messages between objects</text:p>
                    </text:list-item>
                    <text:list-item>
                      <text:p text:style-name="P6">where to store the score? Static variables, globals, or whatever orchestrator actually allows</text:p>
                    </text:list-item>
                  </text:list>
                </text:list-item>
                <text:list-item>
                  <text:p text:style-name="P6">making an enemy</text:p>
                  <text:list>
                    <text:list-item>
                      <text:p text:style-name="P6">how to kill the enemy? How to detect who will die?</text:p>
                    </text:list-item>
                    <text:list-item>
                      <text:p text:style-name="P6">Where should the logic live? On the enemy, or the player?</text:p>
                    </text:list-item>
                    <text:list-item>
                      <text:p text:style-name="P7">Enemy ai behavior</text:p>
                    </text:list-item>
                  </text:list>
                </text:list-item>
                <text:list-item>
                  <text:p text:style-name="P7">menu</text:p>
                  <text:list>
                    <text:list-item>
                      <text:p text:style-name="P7">start the game</text:p>
                    </text:list-item>
                    <text:list-item>
                      <text:p text:style-name="P7">kick to game over screen on death</text:p>
                    </text:list-item>
                    <text:list-item>
                      <text:p text:style-name="P7">kick to win screen on win?</text:p>
                    </text:list-item>
                    <text:list-item>
                      <text:p text:style-name="P7">Exit game from main menu</text:p>
                    </text:list-item>
                  </text:list>
                </text:list-item>
              </text:list>
            </text:list-item>
          </text:list>
        </text:list-item>
      </text:list>
      <text:p text:style-name="Title"><text:soft-page-break/>if there’s time – some design discussion</text:p>
      <text:list text:continue-numbering="true" text:style-name="L1">
        <text:list-item>
          <text:list>
            <text:list-item>
              <text:p text:style-name="P7">gamer motivation profiles</text:p>
            </text:list-item>
            <text:list-item>
              <text:p text:style-name="P7">free discussion of some games they like</text:p>
            </text:list-item>
            <text:list-item>
              <text:p text:style-name="P7">communication with the player</text:p>
            </text:list-item>
            <text:list-item>
              <text:p text:style-name="P7">making things intutive to use </text:p>
            </text:list-item>
            <text:list-item>
              <text:p text:style-name="P7">game feel</text:p>
            </text:list-item>
            <text:list-item>
              <text:p text:style-name="P7">what’s in a game idea?</text:p>
              <text:list>
                <text:list-item>
                  <text:p text:style-name="P8">What’s the hook</text:p>
                </text:list-item>
                <text:list-item>
                  <text:p text:style-name="P8">How to make a cohesive game idea</text:p>
                </text:list-item>
                <text:list-item>
                  <text:p text:style-name="P8">GDD</text:p>
                </text:list-item>
                <text:list-item>
                  <text:p text:style-name="P8">iteration</text:p>
                </text:list-item>
                <text:list-item>
                  <text:p text:style-name="P8">put a bit of yourself into it</text:p>
                </text:list-item>
              </text:list>
            </text:list-item>
          </text:list>
        </text:list-item>
      </text:list>
      <text:p text:style-name="Title">PLUG CLEVELAND GAME DEV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3T19:05:40.959725413</meta:creation-date>
    <dc:date>2025-07-13T20:55:48.814804156</dc:date>
    <meta:editing-duration>PT40M50S</meta:editing-duration>
    <meta:editing-cycles>9</meta:editing-cycles>
    <meta:generator>LibreOffice/24.2.7.2$Linux_X86_64 LibreOffice_project/420$Build-2</meta:generator>
    <meta:document-statistic meta:table-count="0" meta:image-count="0" meta:object-count="0" meta:page-count="7" meta:paragraph-count="149" meta:word-count="1804" meta:character-count="9503" meta:non-whitespace-character-count="7922"/>
  </office:meta>
</office:document-meta>
</file>